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61535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1535" officeooo:paragraph-rsid="00161535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e6f81" officeooo:paragraph-rsid="00161535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61535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CabecalhoTabela">
      <style:paragraph-properties style:snap-to-layout-grid="false"/>
    </style:style>
    <style:style style:name="P16" style:family="paragraph" style:parent-style-name="CabecalhoTabela">
      <style:paragraph-properties style:snap-to-layout-grid="false"/>
      <style:text-properties officeooo:paragraph-rsid="0002101b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06cf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13ef1a" officeooo:paragraph-rsid="0013ef1a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161535" officeooo:paragraph-rsid="00161535"/>
    </style:style>
    <style:style style:name="P21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2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3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4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6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143746" style:font-weight-asian="normal" style:font-weight-complex="normal"/>
    </style:style>
    <style:style style:name="P2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2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3ef1a" officeooo:paragraph-rsid="0013ef1a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61535" officeooo:paragraph-rsid="00161535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6b0b9" officeooo:paragraph-rsid="0016b0b9"/>
    </style:style>
    <style:style style:name="P34" style:family="paragraph" style:parent-style-name="Texto_20_tabela">
      <style:paragraph-properties fo:text-align="center" style:justify-single-word="false" style:snap-to-layout-grid="false"/>
      <style:text-properties officeooo:rsid="0016b0b9" officeooo:paragraph-rsid="0016b0b9"/>
    </style:style>
    <style:style style:name="P35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3746" officeooo:paragraph-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61535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0" style:family="paragraph" style:parent-style-name="Normal" style:master-page-name="">
      <style:paragraph-properties fo:margin-left="0.9cm" fo:margin-right="0cm" fo:margin-top="0.106cm" fo:margin-bottom="0.106cm" style:contextual-spacing="false" fo:text-align="justify" style:justify-single-word="false" fo:hyphenation-ladder-count="no-limit" fo:text-indent="0cm" style:auto-text-indent="false" style:page-number="auto">
        <style:tab-stops>
          <style:tab-stop style:position="12.753cm"/>
        </style:tab-stops>
      </style:paragraph-properties>
      <style:text-properties officeooo:paragraph-rsid="00096d4a"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ef1a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6f811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1pt" fo:language="pt" fo:country="BR" officeooo: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2" style:family="text">
      <style:text-properties fo:font-size="11pt" style:font-name-asian="Times New Roman" style:font-size-asian="11pt"/>
    </style:style>
    <style:style style:name="T13" style:family="text">
      <style:text-properties fo:font-size="11pt" officeooo:rsid="00023a1f" style:font-name-asian="Times New Roman" style:font-size-asian="11pt" style:font-size-complex="11pt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07aab8" style:font-name-asian="Times New Roman" style:font-size-asian="10pt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officeooo:rsid="000d352d"/>
    </style:style>
    <style:style style:name="T19" style:family="text">
      <style:text-properties style:font-name-asian="Arial"/>
    </style:style>
    <style:style style:name="T20" style:family="text">
      <style:text-properties officeooo:rsid="001306cf"/>
    </style:style>
    <style:style style:name="T21" style:family="text">
      <style:text-properties officeooo:rsid="0013ef1a"/>
    </style:style>
    <style:style style:name="T22" style:family="text">
      <style:text-properties officeooo:rsid="00143746"/>
    </style:style>
    <style:style style:name="T23" style:family="text">
      <style:text-properties officeooo:rsid="00161535"/>
    </style:style>
    <style:style style:name="T24" style:family="text">
      <style:text-properties officeooo:rsid="00165039"/>
    </style:style>
    <style:style style:name="T25" style:family="text">
      <style:text-properties officeooo:rsid="0018ed9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6">GRH</text:span> – Gestão de <text:span text:style-name="T6">Recursos Humanos</text:span></text:p>
      <text:p text:style-name="P8"/>
      <text:p text:style-name="P6">Documento de Especificação de Caso de Uso</text:p>
      <text:p text:style-name="P6"/>
      <text:p text:style-name="P7">UC<text:span text:style-name="T20">17</text:span> – <text:span text:style-name="T20">Vincular Membros a Turma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Data</text:p>
          </table:table-cell>
          <table:table-cell table:style-name="Tabela1.A1" office:value-type="string">
            <text:p text:style-name="P15">Versão</text:p>
          </table:table-cell>
          <table:table-cell table:style-name="Tabela1.A1" office:value-type="string">
            <text:p text:style-name="P16">Responsável</text:p>
          </table:table-cell>
          <table:table-cell table:style-name="Tabela1.D1" office:value-type="string">
            <text:p text:style-name="P15">Alteração</text:p>
          </table:table-cell>
        </table:table-row>
        <table:table-row table:style-name="Tabela1.1">
          <table:table-cell table:style-name="Tabela1.A1" office:value-type="string">
            <text:p text:style-name="P17"><text:span text:style-name="T20">20/05</text:span>/201<text:span text:style-name="T18">5</text:span>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8">Beatriz Brito do Rêgo</text:p>
          </table:table-cell>
          <table:table-cell table:style-name="Tabela1.D1" office:value-type="string">
            <text:p text:style-name="P30">Criação<text:span text:style-name="Fonte_20_parág._20_padrão"><text:span text:style-name="T19"> </text:span></text:span>do<text:span text:style-name="Fonte_20_parág._20_padrão"><text:span text:style-name="T19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9">27/05/2015</text:p>
          </table:table-cell>
          <table:table-cell table:style-name="Tabela1.A3" office:value-type="string">
            <text:p text:style-name="P19">1.5</text:p>
          </table:table-cell>
          <table:table-cell table:style-name="Tabela1.A3" office:value-type="string">
            <text:p text:style-name="P19">Beatriz Brito do Rêgo</text:p>
          </table:table-cell>
          <table:table-cell table:style-name="Tabela1.D3" office:value-type="string">
            <text:p text:style-name="P31">Atualização do documento</text:p>
          </table:table-cell>
        </table:table-row>
        <table:table-row table:style-name="Tabela1.1">
          <table:table-cell table:style-name="Tabela1.A3" office:value-type="string">
            <text:p text:style-name="P20">25/09/2015</text:p>
          </table:table-cell>
          <table:table-cell table:style-name="Tabela1.A3" office:value-type="string">
            <text:p text:style-name="P20">2.0</text:p>
          </table:table-cell>
          <table:table-cell table:style-name="Tabela1.A3" office:value-type="string">
            <text:p text:style-name="P20">Rayson Santos <text:span text:style-name="T24">de Lima</text:span></text:p>
          </table:table-cell>
          <table:table-cell table:style-name="Tabela1.D3" office:value-type="string">
            <text:p text:style-name="P32">Alinhamento do documento com a implementação</text:p>
          </table:table-cell>
        </table:table-row>
        <table:table-row table:style-name="Tabela1.1">
          <table:table-cell table:style-name="Tabela1.A3" office:value-type="string">
            <text:p text:style-name="P34">09/11/2015</text:p>
          </table:table-cell>
          <table:table-cell table:style-name="Tabela1.A3" office:value-type="string">
            <text:p text:style-name="P34">2.1</text:p>
          </table:table-cell>
          <table:table-cell table:style-name="Tabela1.A3" office:value-type="string">
            <text:p text:style-name="P34">Beatriz Brito do Rêgo</text:p>
          </table:table-cell>
          <table:table-cell table:style-name="Tabela1.D3" office:value-type="string">
            <text:p text:style-name="P33">Revisão do documento</text:p>
          </table:table-cell>
        </table:table-row>
      </table:table>
      <text:section text:style-name="Sect1" text:name="Seção1">
        <text:list xml:id="list6450576539260459938" text:style-name="WW8Num2">
          <text:list-item>
            <text:h text:style-name="P21" text:outline-level="1"><text:bookmark-start text:name="_Ref439573339"/><text:bookmark-start text:name="_Ref418497390"/>CASOS DE USO: <text:span text:style-name="T20">VINCULAR MEMBROS A TURMA</text:span></text:h>
            <text:list>
              <text:list-item>
                <text:h text:style-name="P23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40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vincula estagiários a uma turma <text:s/></text:span></text:span><text:span text:style-name="Fonte_20_parág._20_padrão"><text:span text:style-name="T10">c</text:span></text:span><text:span text:style-name="Fonte_20_parág._20_padrão"><text:span text:style-name="T9">adastrada no sistema.</text:span></text:span></text:p>
        <text:list xml:id="list102842887429694" text:continue-numbering="true" text:style-name="WW8Num2">
          <text:list-item>
            <text:list>
              <text:list-item>
                <text:h text:style-name="P24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102842884744571" text:continue-numbering="true" text:style-name="WW8Num2">
          <text:list-item>
            <text:list>
              <text:list-item>
                <text:h text:style-name="P24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1">Coordenador seleciona turma</text:span></text:p>
        <text:p text:style-name="P4">2. <text:tab/><text:span text:style-name="T21">Coordenador </text:span>seleciona a opção “<text:span text:style-name="T25">A</text:span>tualiz<text:span text:style-name="T25">ar</text:span> de <text:span text:style-name="T25">V</text:span>ínculos”</text:p>
        <text:p text:style-name="P4">3<text:span text:style-name="T21">.<text:tab/>Sistema lista os estagiários vinculados e desvinculados a turma referente</text:span></text:p>
        <text:p text:style-name="P3"><text:span text:style-name="T23">4</text:span>.<text:tab/>Coordenador seleciona os estagiários que deseja vincular a turma <text:span text:style-name="T23">ou desvincular</text:span></text:p>
        <text:p text:style-name="P3"><text:span text:style-name="T23">5</text:span>.<text:tab/>Coordenador <text:span text:style-name="T22">seleciona a opção “Atualizar Vínculos”</text:span></text:p>
        <text:p text:style-name="LO-Normal"><text:span text:style-name="T23">6. <text:tab/>Sistema mostra a lista atual de </text:span>estagiários<text:span text:style-name="T23"> vinculados a turma</text:span></text:p>
        <text:p text:style-name="P5"/>
        <text:list xml:id="list102842611472629" text:continue-numbering="true" text:style-name="WW8Num2">
          <text:list-item>
            <text:list>
              <text:list-item>
                <text:h text:style-name="P25" text:outline-level="2">Fluxos Alternativos </text:h>
              </text:list-item>
            </text:list>
          </text:list-item>
        </text:list>
        <text:p text:style-name="P14"><text:tab/><text:span text:style-name="T17">Não se aplica</text:span></text:p>
        <text:p text:style-name="P14"><text:span text:style-name="T17"/></text:p>
        <text:p text:style-name="P13">1.6<text:tab/>Fluxos de Exceção</text:p>
        <text:p text:style-name="P13"><text:tab/><text:span text:style-name="T17">Não se aplica</text:span></text:p>
        <text:p text:style-name="P10"><text:soft-page-break/></text:p>
        <text:list xml:id="list3026088519588865663" text:style-name="L1">
          <text:list-header>
            <text:p text:style-name="P36"><text:span text:style-name="T15">1.</text:span><text:span text:style-name="T16">7</text:span><text:span text:style-name="T13"> <text:tab/>Pré-Condições</text:span></text:p>
          </text:list-header>
        </text:list>
        <text:p text:style-name="P12">Usuário Autenticado</text:p>
        <text:p text:style-name="P12">Para que o caso de uso seja iniciado é necessário que o usuário esteja autenticando no sistema e possua permissão de acesso a esta funcionalidade</text:p>
        <text:p text:style-name="P11"/>
        <text:list xml:id="list102843909540061" text:continue-numbering="true" text:style-name="L1">
          <text:list-header>
            <text:p text:style-name="P37"><text:span text:style-name="T14">1.</text:span><text:span text:style-name="T16">8</text:span><text:span text:style-name="T14"> </text:span><text:span text:style-name="T12"><text:tab/>Pós-Condições</text:span></text:p>
            <text:p text:style-name="P38">Estagiários vinculados a turma</text:p>
          </text:list-header>
        </text:list>
        <text:list xml:id="list102844266154766" text:continue-list="list102842611472629" text:style-name="WW8Num2">
          <text:list-item>
            <text:h text:style-name="P22" text:outline-level="1">Relacionamento<text:span text:style-name="Fonte_20_parág._20_padrão"><text:span text:style-name="T19"> </text:span></text:span>com<text:span text:style-name="Fonte_20_parág._20_padrão"><text:span text:style-name="T19"> </text:span></text:span>Outros<text:span text:style-name="Fonte_20_parág._20_padrão"><text:span text:style-name="T19"> </text:span></text:span>Casos<text:span text:style-name="Fonte_20_parág._20_padrão"><text:span text:style-name="T19"> </text:span></text:span>de<text:span text:style-name="Fonte_20_parág._20_padrão"><text:span text:style-name="T19"> </text:span></text:span>Uso</text:h>
          </text:list-item>
        </text:list>
        <text:p text:style-name="P27">Relacionamento com caso de uso <text:span text:style-name="T11">UC02 e UC13</text:span></text:p>
        <text:list xml:id="list102843354551522" text:continue-numbering="true" text:style-name="WW8Num2">
          <text:list-item>
            <text:list>
              <text:list-item>
                <text:list>
                  <text:list-item>
                    <text:h text:style-name="P26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28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02842727742597" text:continue-numbering="true" text:style-name="WW8Num2">
          <text:list-item>
            <text:list>
              <text:list-item>
                <text:list>
                  <text:list-item>
                    <text:h text:style-name="P26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29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09T10:28:42.487156741</dc:date>
    <meta:print-date>2007-05-07T23:41:00</meta:print-date>
    <meta:editing-cycles>21</meta:editing-cycles>
    <meta:editing-duration>PT1H2M17S</meta:editing-duration>
    <meta:generator>LibreOffice/4.2.7.2$Linux_X86_64 LibreOffice_project/420m0$Build-2</meta:generator>
    <meta:document-statistic meta:table-count="1" meta:image-count="2" meta:object-count="0" meta:page-count="2" meta:paragraph-count="51" meta:word-count="232" meta:character-count="1439" meta:non-whitespace-character-count="125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